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8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8.1000003814697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custom-shape draw:style-name="gr1" draw:text-style-name="P1" draw:layer="layout" svg:width="6.2cm" svg:height="2.6cm" svg:x="2cm" svg:y="5.8cm">
          <text:p text:style-name="P1">Объек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2.2cm" svg:x="9cm" svg:y="6cm">
          <text:p text:style-name="P1">Хэш-функция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4cm" svg:x="17.3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18.7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0.1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1.5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2.9cm" svg:y="6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cm" svg:height="1.4cm" svg:x="24.3cm" svg:y="6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>
        <office:forms form:automatic-focus="false" form:apply-design-mode="false"/>
        <draw:custom-shape draw:style-name="gr1" draw:text-style-name="P1" xml:id="id1" draw:id="id1" draw:layer="layout" svg:width="6.2cm" svg:height="2.6cm" svg:x="14.8cm" svg:y="2cm">
          <text:p text:style-name="P1">File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cm" svg:height="2.6cm" svg:x="14.8cm" svg:y="6.3cm">
          <text:p text:style-name="P1">File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2.6cm" svg:x="14.8cm" svg:y="10.6cm">
          <text:p text:style-name="P1">File3</text:p>
          <draw:enhanced-geometry svg:viewBox="0 0 21600 21600" draw:type="rectangle" draw:enhanced-path="M 0 0 L 21600 0 21600 21600 0 21600 0 0 Z N"/>
        </draw:custom-shape>
        <draw:frame draw:style-name="gr3" xml:id="id4" draw:id="id4" draw:layer="layout" svg:width="1.4cm" svg:height="0.962cm" svg:x="22.4cm" svg:y="2.838cm">
          <draw:text-box>
            <text:p>15</text:p>
          </draw:text-box>
        </draw:frame>
        <draw:frame draw:style-name="gr3" xml:id="id5" draw:id="id5" draw:layer="layout" svg:width="1.4cm" svg:height="0.962cm" svg:x="22.4cm" svg:y="7.038cm">
          <draw:text-box>
            <text:p>14</text:p>
          </draw:text-box>
        </draw:frame>
        <draw:frame draw:style-name="gr3" xml:id="id6" draw:id="id6" draw:layer="layout" svg:width="1.4cm" svg:height="0.962cm" svg:x="22.4cm" svg:y="11.4cm">
          <draw:text-box>
            <text:p>11</text:p>
          </draw:text-box>
        </draw:frame>
        <draw:custom-shape draw:style-name="gr1" draw:text-style-name="P1" xml:id="id7" draw:id="id7" draw:layer="layout" svg:width="6.2cm" svg:height="2.6cm" svg:x="1.8cm" svg:y="4.2cm">
          <text:p text:style-name="P1">File2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6.2cm" svg:height="2.6cm" svg:x="1.8cm" svg:y="8cm">
          <text:p text:style-name="P1">File4</text:p>
          <draw:enhanced-geometry svg:viewBox="0 0 21600 21600" draw:type="rectangle" draw:enhanced-path="M 0 0 L 21600 0 21600 21600 0 21600 0 0 Z N"/>
        </draw:custom-shape>
        <draw:frame draw:style-name="gr3" xml:id="id12" draw:id="id12" draw:layer="layout" svg:width="1.4cm" svg:height="0.962cm" svg:x="8.8cm" svg:y="5cm">
          <draw:text-box>
            <text:p xml:id="id9" text:id="id9">14</text:p>
          </draw:text-box>
        </draw:frame>
        <draw:frame draw:style-name="gr3" xml:id="id15" draw:id="id15" draw:layer="layout" svg:width="1.4cm" svg:height="0.962cm" svg:x="8.6cm" svg:y="8.8cm">
          <draw:text-box>
            <text:p>14</text:p>
          </draw:text-box>
        </draw:frame>
        <draw:custom-shape draw:style-name="gr4" draw:text-style-name="P1" xml:id="id8" draw:id="id8" draw:layer="layout" svg:width="2.6cm" svg:height="0.8cm" draw:transform="rotate (-0.45256387504213) translate (11.062cm 5.5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4" draw:id="id14" draw:layer="layout" svg:width="2.6cm" svg:height="0.801cm" draw:transform="rotate (-0.45256387504213) translate (11.066cm 7.851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5" draw:text-style-name="P1" xml:id="id10" draw:id="id10" draw:layer="layout" svg:width="0.599cm" svg:height="2.399cm" svg:x="11.6cm" svg:y="5cm" svg:viewBox="0 0 600 2400" draw:points="0,0 600,2400">
          <text:p/>
        </draw:polyline>
        <draw:polyline draw:style-name="gr5" draw:text-style-name="P1" xml:id="id11" draw:id="id11" draw:layer="layout" svg:width="1.399cm" svg:height="2.199cm" svg:x="11.3cm" svg:y="5.2cm" svg:viewBox="0 0 1400 2200" draw:points="1400,0 0,2200">
          <text:p/>
        </draw:polyline>
        <draw:polyline draw:style-name="gr6" draw:text-style-name="P1" xml:id="id16" draw:id="id16" draw:layer="layout" svg:width="0.599cm" svg:height="2.399cm" svg:x="11.6cm" svg:y="7.4cm" svg:viewBox="0 0 600 2400" draw:points="0,0 600,2400">
          <text:p/>
        </draw:polyline>
        <draw:polyline draw:style-name="gr6" draw:text-style-name="P1" xml:id="id17" draw:id="id17" draw:layer="layout" svg:width="1.399cm" svg:height="2.199cm" svg:x="11.3cm" svg:y="7.6cm" svg:viewBox="0 0 1400 2200" draw:points="1400,0 0,2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>
        <office:forms form:automatic-focus="false" form:apply-design-mode="false"/>
        <draw:custom-shape draw:style-name="gr1" draw:text-style-name="P2" draw:layer="layout" svg:width="8.4cm" svg:height="5.2cm" svg:x="9.8cm" svg:y="5.2cm">
          <text:p text:style-name="P1"><text:span text:style-name="T1">База данных:</text:span></text:p>
          <text:p text:style-name="P1"><text:span text:style-name="T1"/></text:p>
          <text:p text:style-name="P1"><text:span text:style-name="T1">Ivanov <text:s text:c="13"/>password</text:span></text:p>
          <text:p text:style-name="P1"><text:span text:style-name="T1">Petrov <text:s text:c="23"/>g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>
        <office:forms form:automatic-focus="false" form:apply-design-mode="false"/>
        <draw:custom-shape draw:style-name="gr1" draw:text-style-name="P2" draw:layer="layout" svg:width="8.4cm" svg:height="5.2cm" svg:x="9.2cm" svg:y="5.2cm">
          <text:p text:style-name="P1"><text:span text:style-name="T1">База данных:</text:span></text:p>
          <text:p text:style-name="P1"><text:span text:style-name="T1"/></text:p>
          <text:p text:style-name="P1"><text:span text:style-name="T1">Ivanov <text:s text:c="22"/>123</text:span></text:p>
          <text:p text:style-name="P1"><text:span text:style-name="T1">Petrov <text:s text:c="22"/>3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6.4cm" svg:height="5.2cm" svg:x="1cm" svg:y="5.2cm">
          <text:p text:style-name="P1"><text:span text:style-name="T1">Запрос на </text:span></text:p>
          <text:p text:style-name="P1"><text:span text:style-name="T1">авторизацию</text:span></text:p>
          <text:p text:style-name="P1"><text:span text:style-name="T1"/></text:p>
          <text:p text:style-name="P1"><text:span text:style-name="T1">Ivanov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2cm" svg:height="1cm" svg:x="7.7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20" draw:id="id20" draw:layer="layout" svg:width="8.2cm" svg:height="5.2cm" svg:x="18.6cm" svg:y="1.2cm">
          <text:p text:style-name="P1"><text:span text:style-name="T1">Скомпрометированные</text:span></text:p>
          <text:p text:style-name="P1"><text:span text:style-name="T1">Данные</text:span></text:p>
          <text:p text:style-name="P1"><text:span text:style-name="T1"/></text:p>
          <text:p text:style-name="P1"><text:span text:style-name="T1">Ivanov</text:span></text:p>
          <text:p text:style-name="P1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2cm" svg:height="1cm" draw:transform="rotate (-1.5707963267949) translate (23.2cm 7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22" draw:id="id22" draw:layer="layout" svg:width="6.4cm" svg:height="5.2cm" svg:x="19.6cm" svg:y="9.2cm">
          <text:p text:style-name="P1"><text:span text:style-name="T1">Запрос на </text:span></text:p>
          <text:p text:style-name="P1"><text:span text:style-name="T1">авторизацию</text:span></text:p>
          <text:p text:style-name="P1"><text:span text:style-name="T1"/></text:p>
          <text:p text:style-name="P1"><text:span text:style-name="T1">Ivanov</text:span></text:p>
          <text:p text:style-name="P1"><text:span text:style-name="T1">12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1.2cm" svg:height="1cm" draw:transform="rotate (2.35619449019234) translate (18.449cm 11.9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6" draw:text-style-name="P1" xml:id="id24" draw:id="id24" draw:layer="layout" svg:width="2.999cm" svg:height="0.799cm" svg:x="21.2cm" svg:y="7.4cm" svg:viewBox="0 0 3000 800" draw:points="0,800 3000,0">
          <text:p/>
        </draw:polyline>
        <draw:polyline draw:style-name="gr6" draw:text-style-name="P1" xml:id="id25" draw:id="id25" draw:layer="layout" svg:width="2.999cm" svg:height="0.999cm" svg:x="21cm" svg:y="7.2cm" svg:viewBox="0 0 3000 1000" draw:points="0,0 3000,1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24T13:10:11.16</dc:date>
    <meta:editing-duration>PT10H9M</meta:editing-duration>
    <meta:editing-cycles>98</meta:editing-cycles>
    <meta:generator>LibreOffice/4.0.4.2$Windows_x86 LibreOffice_project/9e9821abd0ffdbc09cd8c52eaa574fa09eb08f2</meta:generator>
    <meta:document-statistic meta:object-count="67"/>
  </office:meta>
</office:document-meta>
</file>